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9e58" officeooo:paragraph-rsid="00169e58"/>
    </style:style>
    <style:style style:name="P2" style:family="paragraph" style:parent-style-name="Standard" style:list-style-name="L1">
      <style:text-properties officeooo:rsid="00169e58" officeooo:paragraph-rsid="00169e58"/>
    </style:style>
    <style:style style:name="P3" style:family="paragraph" style:parent-style-name="Standard" style:list-style-name="L1">
      <style:text-properties officeooo:paragraph-rsid="00169e58"/>
    </style:style>
    <style:style style:name="P4" style:family="paragraph" style:parent-style-name="Standard">
      <style:text-properties style:text-underline-style="none" officeooo:rsid="00169e58" officeooo:paragraph-rsid="00169e58"/>
    </style:style>
    <style:style style:name="T1" style:family="text">
      <style:text-properties officeooo:rsid="00169e58"/>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69e58"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officeooo:rsid="00183271"/>
    </style:style>
    <style:style style:name="T8" style:family="text">
      <style:text-properties officeooo:rsid="00195a92"/>
    </style:style>
    <style:style style:name="T9" style:family="text">
      <style:text-properties officeooo:rsid="001b37b9"/>
    </style:style>
    <style:style style:name="T10" style:family="text">
      <style:text-properties officeooo:rsid="001ba9ce"/>
    </style:style>
    <style:style style:name="T11" style:family="text">
      <style:text-properties officeooo:rsid="001cf2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tributed Systems Project</text:p>
      <text:p text:style-name="P1">Exercise 1: Vector Clock (VectorClock.<text:span text:style-name="T8">pdf</text:span>)</text:p>
      <text:p text:style-name="P1">Ilkka Lehikoinen</text:p>
      <text:p text:style-name="P1">013787637</text:p>
      <text:p text:style-name="P1"/>
      <text:p text:style-name="P1"/>
      <text:p text:style-name="P1"/>
      <text:h text:style-name="Heading_20_1" text:outline-level="1">Vector Clock</text:h>
      <text:p text:style-name="P1"/>
      <text:p text:style-name="P1">The task is to implement vector clocks. I used Python to implement my solution. The program consist of <text:span text:style-name="T2">vector.py</text:span> file and a <text:span text:style-name="T2">configuration_file</text:span> which contains the hosts and ports where the program is running. The program consists three routines that represent three different phases of the vector clock. </text:p>
      <text:p text:style-name="P1"/>
      <text:list xml:id="list6149455347258560836" text:style-name="L1">
        <text:list-item>
          <text:p text:style-name="P2"><text:span text:style-name="T3">localEvent</text:span> simulates events that are happening in the local host and each round of execution increases the local clocks value in the vector randomly between 1 to 5 steps.</text:p>
          <text:p text:style-name="P2"/>
        </text:list-item>
        <text:list-item>
          <text:p text:style-name="P2"><text:span text:style-name="T3">sendMessage</text:span> simulates an event where the program communicates with another host and sends its clock vector to that host. The routine randomly selects the receiver host.</text:p>
          <text:p text:style-name="P2"/>
        </text:list-item>
        <text:list-item>
          <text:p text:style-name="P2"><text:span text:style-name="T3">recvMessage</text:span> simulates an event where an other host wants to communicate with this host and sends its clock vector.</text:p>
        </text:list-item>
      </text:list>
      <text:p text:style-name="P1"/>
      <text:list xml:id="list223106821997314" text:continue-numbering="true" text:style-name="L1">
        <text:list-header>
          <text:p text:style-name="P3"><text:span text:style-name="T4">client</text:span><text:span text:style-name="T1"> is a routine that are used to create a client socket to send the vector clock message to the wanted host.</text:span></text:p>
        </text:list-header>
      </text:list>
      <text:p text:style-name="P1"/>
      <text:p text:style-name="P1">The main routine starts by reading the configuration file and initializing the global variables. Then it sets up the server socket. The server socket is set up so that it don't block.</text:p>
      <text:p text:style-name="P1"/>
      <text:p text:style-name="P1">After everything is set up the main routine starts to loop polling the server socket and then once in a loop it randomly either do local event or sends vector to another host. Local event is handled by <text:span text:style-name="T3">localEvent</text:span> routine and <text:span text:style-name="T9">in the case of sending a </text:span>vector <text:span text:style-name="T9">the local clock is increased by one and </text:span>the <text:span text:style-name="T3">sendMessage</text:span> routine <text:span text:style-name="T9">is used to do the actual sending</text:span>.</text:p>
      <text:p text:style-name="P1"/>
      <text:p text:style-name="P1">If a message has arrived the main routine increases local clock by one an<text:span text:style-name="T10">d</text:span> calls <text:span text:style-name="T3">recvMessage</text:span> routine.</text:p>
      <text:p text:style-name="P1"/>
      <text:p text:style-name="P1">After host<text:span text:style-name="T10">'</text:span>s local clock in clock vector is 100 or bigger the loop ends and program terminates.</text:p>
      <text:p text:style-name="P1"/>
      <text:p text:style-name="Heading">The execution</text:p>
      <text:p text:style-name="P4"/>
      <text:p text:style-name="P1">The program is made to be r<text:span text:style-name="T11">u</text:span>n on <text:span text:style-name="T5">ukko cluster</text:span>. For each host you need to start the program separately.</text:p>
      <text:p text:style-name="P1"/>
      <text:p text:style-name="P1">Execute: $ <text:span text:style-name="T6">python vector.py configuration_file id</text:span></text:p>
      <text:p text:style-name="P1"/>
      <text:p text:style-name="P1"><text:span text:style-name="T2">configuration_file</text:span> contains list of hosts and<text:span text:style-name="T2"> id</text:span> refers to one line in configuration file. The host where the program is to be run ha<text:span text:style-name="T11">s</text:span> to be same that is defined by the <text:span text:style-name="T2">id</text:span> in the <text:span text:style-name="T2">configuration_fil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22:16:00.153061919</meta:creation-date>
    <dc:date>2016-01-27T22:31:06.007424713</dc:date>
    <meta:editing-duration>PT5M54S</meta:editing-duration>
    <meta:editing-cycles>7</meta:editing-cycles>
    <meta:generator>LibreOffice/4.2.8.2$Linux_X86_64 LibreOffice_project/420m0$Build-2</meta:generator>
    <meta:document-statistic meta:table-count="0" meta:image-count="0" meta:object-count="0" meta:page-count="1" meta:paragraph-count="18" meta:word-count="356" meta:character-count="2077" meta:non-whitespace-character-count="1738"/>
  </office:meta>
</office:document-meta>
</file>